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90000023840D511FF.png" manifest:media-type="image/png"/>
  <manifest:file-entry manifest:full-path="Pictures/1000000100000060000000768C268E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T1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2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088cm" svg:height="0.39cm" svg:x="2.54cm" svg:y="2.616cm">
          <draw:text-box>
            <text:p text:style-name="P1"><text:span text:style-name="T1">DOLPHIN MEDICAL </text:span></text:p>
          </draw:text-box>
        </draw:frame>
        <draw:frame draw:style-name="gr2" draw:text-style-name="P3" draw:layer="layout" svg:width="21.404cm" svg:height="15.027cm" svg:x="2.54cm" svg:y="3.333cm">
          <draw:image xlink:href="Pictures/10000001000003290000023840D511FF.png" xlink:type="simple" xlink:show="embed" xlink:actuate="onLoad" draw:mime-type="image/png">
            <text:p/>
          </draw:image>
        </draw:frame>
        <draw:frame draw:style-name="gr2" draw:text-style-name="P3" draw:layer="layout" svg:width="1.692cm" svg:height="2.08cm" svg:x="21.978cm" svg:y="19.103cm">
          <draw:image xlink:href="Pictures/1000000100000060000000768C268E84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39cm" svg:x="23.969cm" svg:y="18.068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3.417cm" svg:height="0.395cm" svg:x="7.92cm" svg:y="20.197cm">
          <draw:text-box>
            <text:p text:style-name="P1"><text:span text:style-name="T2">Please confirm that <text:s/>there is visual on the entrance doors from the conservation center</text:span></text:p>
          </draw:text-box>
        </draw:frame>
        <draw:frame draw:style-name="gr4" draw:text-style-name="P5" draw:layer="layout" svg:width="14.366cm" svg:height="0.937cm" svg:x="3.238cm" svg:y="18.998cm">
          <draw:text-box>
            <text:p>Pemindahan cctv kabel masih bisa dipaka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5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8T14:53:52.979000000</dc:date>
    <dc:creator>I Putu Gede Sujarta Jaya</dc:creator>
    <meta:editing-duration>PT1M18S</meta:editing-duration>
    <meta:editing-cycles>1</meta:editing-cycles>
    <meta:document-statistic meta:object-count="6"/>
    <meta:generator>LibreOffice/24.2.5.2$Windows_X86_64 LibreOffice_project/bffef4ea93e59bebbeaf7f431bb02b1a39ee8a59</meta:generator>
  </office:meta>
</office:document-meta>
</file>